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officeooo:rsid="00171819" officeooo:paragraph-rsid="0019ee12"/>
    </style:style>
    <style:style style:name="P2" style:family="paragraph" style:parent-style-name="Standard">
      <style:text-properties fo:color="#c9211e" officeooo:rsid="00171819" officeooo:paragraph-rsid="001a3650"/>
    </style:style>
    <style:style style:name="P3" style:family="paragraph" style:parent-style-name="Standard">
      <style:text-properties fo:color="#c9211e" officeooo:rsid="00171819" officeooo:paragraph-rsid="002da08f"/>
    </style:style>
    <style:style style:name="P4" style:family="paragraph" style:parent-style-name="Standard">
      <style:text-properties fo:color="#c9211e" officeooo:rsid="00171819" officeooo:paragraph-rsid="0031aca7"/>
    </style:style>
    <style:style style:name="P5" style:family="paragraph" style:parent-style-name="Standard">
      <style:text-properties fo:color="#c9211e" officeooo:rsid="002bbd67" officeooo:paragraph-rsid="002bbd67"/>
    </style:style>
    <style:style style:name="P6" style:family="paragraph" style:parent-style-name="Standard">
      <style:text-properties fo:color="#c9211e" officeooo:paragraph-rsid="0032c809"/>
    </style:style>
    <style:style style:name="P7" style:family="paragraph" style:parent-style-name="Standard">
      <style:text-properties officeooo:paragraph-rsid="002da08f"/>
    </style:style>
    <style:style style:name="P8" style:family="paragraph" style:parent-style-name="Standard">
      <style:text-properties officeooo:paragraph-rsid="002efe3e"/>
    </style:style>
    <style:style style:name="P9" style:family="paragraph" style:parent-style-name="Standard">
      <style:text-properties officeooo:paragraph-rsid="0031aca7"/>
    </style:style>
    <style:style style:name="P10" style:family="paragraph" style:parent-style-name="Standard">
      <style:text-properties officeooo:paragraph-rsid="00327f8d"/>
    </style:style>
    <style:style style:name="P11" style:family="paragraph" style:parent-style-name="Standard">
      <style:text-properties officeooo:rsid="00327f8d" officeooo:paragraph-rsid="00327f8d"/>
    </style:style>
    <style:style style:name="P12" style:family="paragraph" style:parent-style-name="Standard">
      <style:text-properties officeooo:paragraph-rsid="0032c809"/>
    </style:style>
    <style:style style:name="P13" style:family="paragraph" style:parent-style-name="Standard">
      <style:text-properties officeooo:paragraph-rsid="00345c79"/>
    </style:style>
    <style:style style:name="P14" style:family="paragraph" style:parent-style-name="Standard">
      <style:text-properties officeooo:paragraph-rsid="0034ae44"/>
    </style:style>
    <style:style style:name="P1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officeooo:paragraph-rsid="0019ee12"/>
    </style:style>
    <style:style style:name="P16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officeooo:paragraph-rsid="001a3650"/>
    </style:style>
    <style:style style:name="P1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fo:color="#c9211e" officeooo:rsid="0034e251" officeooo:paragraph-rsid="0034e251"/>
    </style:style>
    <style:style style:name="P1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fo:color="#c9211e" officeooo:rsid="0034e251" officeooo:paragraph-rsid="0036da9b"/>
    </style:style>
    <style:style style:name="P1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officeooo:paragraph-rsid="0034e251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757575" officeooo:rsid="0011c83f" officeooo:paragraph-rsid="0019ee12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757575" officeooo:rsid="002503db" officeooo:paragraph-rsid="002503db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503db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9e475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c9211e" officeooo:rsid="00171819" officeooo:paragraph-rsid="0029e475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c9211e" officeooo:rsid="00171819" officeooo:paragraph-rsid="002efe3e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c9211e" officeooo:rsid="00171819" officeooo:paragraph-rsid="0034ae44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4ae44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c9211e" officeooo:rsid="002503db" officeooo:paragraph-rsid="002503db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c9211e" officeooo:rsid="002503db" officeooo:paragraph-rsid="0043d2f8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c9211e" officeooo:rsid="0017b72b" officeooo:paragraph-rsid="002efe3e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c9211e" officeooo:rsid="0017b72b" officeooo:paragraph-rsid="0031aca7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c9211e" officeooo:rsid="0017b72b" officeooo:paragraph-rsid="0043d2f8"/>
    </style:style>
    <style:style style:name="P3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c9211e" officeooo:rsid="00171819" officeooo:paragraph-rsid="0043d2f8"/>
    </style:style>
    <style:style style:name="P3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757575" officeooo:rsid="0029e475" officeooo:paragraph-rsid="0029e475"/>
    </style:style>
    <style:style style:name="P3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757575" officeooo:rsid="0029e475" officeooo:paragraph-rsid="0043d2f8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757575" officeooo:rsid="0011c83f" officeooo:paragraph-rsid="0043d2f8"/>
    </style:style>
    <style:style style:name="P3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757575" officeooo:rsid="002503db" officeooo:paragraph-rsid="0043d2f8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3d2f8"/>
    </style:style>
    <style:style style:name="P39" style:family="paragraph" style:parent-style-name="Standard">
      <style:text-properties style:use-window-font-color="true" officeooo:rsid="002bbd67" officeooo:paragraph-rsid="002bbd67"/>
    </style:style>
    <style:style style:name="P40" style:family="paragraph" style:parent-style-name="Standard">
      <style:text-properties style:use-window-font-color="true" officeooo:rsid="002bbd67" officeooo:paragraph-rsid="0043d2f8"/>
    </style:style>
    <style:style style:name="P41" style:family="paragraph" style:parent-style-name="Standard">
      <style:text-properties style:use-window-font-color="true" officeooo:rsid="002da08f" officeooo:paragraph-rsid="002da08f"/>
    </style:style>
    <style:style style:name="P42" style:family="paragraph" style:parent-style-name="Standard">
      <style:text-properties style:use-window-font-color="true" officeooo:rsid="002da08f" officeooo:paragraph-rsid="0043d2f8"/>
    </style:style>
    <style:style style:name="P43" style:family="paragraph" style:parent-style-name="Standard">
      <style:text-properties style:use-window-font-color="true" officeooo:rsid="0031aca7" officeooo:paragraph-rsid="0031aca7"/>
    </style:style>
    <style:style style:name="P44" style:family="paragraph" style:parent-style-name="Standard">
      <style:text-properties style:use-window-font-color="true" officeooo:rsid="0031aca7" officeooo:paragraph-rsid="0043d2f8"/>
    </style:style>
    <style:style style:name="P45" style:family="paragraph" style:parent-style-name="Standard">
      <style:text-properties fo:color="#c9211e" officeooo:rsid="0017b72b" officeooo:paragraph-rsid="002efe3e"/>
    </style:style>
    <style:style style:name="P46" style:family="paragraph" style:parent-style-name="Standard">
      <style:text-properties fo:color="#c9211e" officeooo:rsid="0017b72b" officeooo:paragraph-rsid="0031aca7"/>
    </style:style>
    <style:style style:name="P47" style:family="paragraph" style:parent-style-name="Standard">
      <style:text-properties fo:color="#c9211e" officeooo:rsid="0017b72b" officeooo:paragraph-rsid="0032c809"/>
    </style:style>
    <style:style style:name="P48" style:family="paragraph" style:parent-style-name="Standard">
      <style:text-properties fo:color="#c9211e" officeooo:rsid="0017b72b" officeooo:paragraph-rsid="0043d2f8"/>
    </style:style>
    <style:style style:name="P49" style:family="paragraph" style:parent-style-name="Standard">
      <style:text-properties fo:color="#c9211e" officeooo:rsid="00171819" officeooo:paragraph-rsid="001a3650"/>
    </style:style>
    <style:style style:name="P50" style:family="paragraph" style:parent-style-name="Standard">
      <style:text-properties fo:color="#c9211e" officeooo:rsid="00171819" officeooo:paragraph-rsid="0043d2f8"/>
    </style:style>
    <style:style style:name="P51" style:family="paragraph" style:parent-style-name="Standard">
      <style:text-properties fo:color="#c9211e" officeooo:rsid="002bbd67" officeooo:paragraph-rsid="0043d2f8"/>
    </style:style>
    <style:style style:name="P52" style:family="paragraph" style:parent-style-name="Standard">
      <style:text-properties fo:color="#c9211e" officeooo:paragraph-rsid="0043d2f8"/>
    </style:style>
    <style:style style:name="P53" style:family="paragraph" style:parent-style-name="Standard">
      <style:text-properties officeooo:rsid="00171819" officeooo:paragraph-rsid="0043d2f8"/>
    </style:style>
    <style:style style:name="P54" style:family="paragraph" style:parent-style-name="Standard">
      <style:text-properties officeooo:rsid="00327f8d" officeooo:paragraph-rsid="0043d2f8"/>
    </style:style>
    <style:style style:name="P55" style:family="paragraph" style:parent-style-name="Standard">
      <style:text-properties officeooo:paragraph-rsid="0043d2f8"/>
    </style:style>
    <style:style style:name="P56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use-window-font-color="true" officeooo:rsid="003726de" officeooo:paragraph-rsid="003726de"/>
    </style:style>
    <style:style style:name="P5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use-window-font-color="true" officeooo:rsid="003a496e" officeooo:paragraph-rsid="003a496e"/>
    </style:style>
    <style:style style:name="P5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use-window-font-color="true" officeooo:rsid="003a55d7" officeooo:paragraph-rsid="003a55d7"/>
    </style:style>
    <style:style style:name="P5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use-window-font-color="true" officeooo:rsid="003b5b09" officeooo:paragraph-rsid="003b5b09"/>
    </style:style>
    <style:style style:name="P6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use-window-font-color="true" officeooo:rsid="003b5b09" officeooo:paragraph-rsid="003d532d"/>
    </style:style>
    <style:style style:name="P6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use-window-font-color="true" officeooo:rsid="003d532d" officeooo:paragraph-rsid="003d532d"/>
    </style:style>
    <style:style style:name="P6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use-window-font-color="true" officeooo:rsid="003e6593" officeooo:paragraph-rsid="003e6593"/>
    </style:style>
    <style:style style:name="P6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use-window-font-color="true" officeooo:rsid="0043d2f8" officeooo:paragraph-rsid="0043d2f8"/>
    </style:style>
    <style:style style:name="P6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use-window-font-color="true" officeooo:rsid="0045b561" officeooo:paragraph-rsid="0045b561"/>
    </style:style>
    <style:style style:name="P6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use-window-font-color="true" officeooo:rsid="004667f8" officeooo:paragraph-rsid="004667f8"/>
    </style:style>
    <style:style style:name="P66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officeooo:paragraph-rsid="003a496e"/>
    </style:style>
    <style:style style:name="P6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fo:color="#c9211e" officeooo:rsid="003a55d7" officeooo:paragraph-rsid="003a55d7"/>
    </style:style>
    <style:style style:name="P6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fo:color="#c9211e" officeooo:rsid="003d532d" officeooo:paragraph-rsid="003d532d"/>
    </style:style>
    <style:style style:name="P6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fo:color="#c9211e" officeooo:rsid="00405031" officeooo:paragraph-rsid="0043d2f8"/>
    </style:style>
    <style:style style:name="P7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fo:color="#757575" officeooo:rsid="003a496e" officeooo:paragraph-rsid="003b5b09"/>
    </style:style>
    <style:style style:name="P7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fo:color="#757575" officeooo:rsid="003a496e" officeooo:paragraph-rsid="003a496e"/>
    </style:style>
    <style:style style:name="P7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fo:color="#757575" officeooo:rsid="00171819" officeooo:paragraph-rsid="001a3650"/>
    </style:style>
    <style:style style:name="P7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fo:color="#757575" officeooo:rsid="00171819" officeooo:paragraph-rsid="00420470"/>
    </style:style>
    <style:style style:name="P7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officeooo:paragraph-rsid="0043d2f8"/>
    </style:style>
    <style:style style:name="P7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use-window-font-color="true" officeooo:rsid="003b5b09" officeooo:paragraph-rsid="003b5b09"/>
    </style:style>
    <style:style style:name="P7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use-window-font-color="true" officeooo:rsid="003d532d" officeooo:paragraph-rsid="003d532d"/>
    </style:style>
    <style:style style:name="P7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c9211e" officeooo:rsid="003d532d" officeooo:paragraph-rsid="0043d2f8"/>
    </style:style>
    <style:style style:name="P7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1744" officeooo:rsid="00405031" officeooo:paragraph-rsid="00405031"/>
    </style:style>
    <style:style style:name="T1" style:family="text">
      <style:text-properties fo:color="#c9211e"/>
    </style:style>
    <style:style style:name="T2" style:family="text">
      <style:text-properties fo:color="#c9211e" officeooo:rsid="0017b72b"/>
    </style:style>
    <style:style style:name="T3" style:family="text">
      <style:text-properties fo:color="#c9211e" officeooo:rsid="00171819"/>
    </style:style>
    <style:style style:name="T4" style:family="text">
      <style:text-properties fo:color="#c9211e" officeooo:rsid="0011c83f"/>
    </style:style>
    <style:style style:name="T5" style:family="text">
      <style:text-properties fo:color="#c9211e" officeooo:rsid="002503db"/>
    </style:style>
    <style:style style:name="T6" style:family="text">
      <style:text-properties fo:color="#c9211e" officeooo:rsid="0026af67"/>
    </style:style>
    <style:style style:name="T7" style:family="text">
      <style:text-properties fo:color="#c9211e" officeooo:rsid="002efe3e"/>
    </style:style>
    <style:style style:name="T8" style:family="text">
      <style:text-properties fo:color="#c9211e" officeooo:rsid="00327f8d"/>
    </style:style>
    <style:style style:name="T9" style:family="text">
      <style:text-properties fo:color="#c9211e" officeooo:rsid="0034ae44"/>
    </style:style>
    <style:style style:name="T10" style:family="text">
      <style:text-properties fo:color="#c9211e" officeooo:rsid="003a496e"/>
    </style:style>
    <style:style style:name="T11" style:family="text">
      <style:text-properties fo:color="#c9211e" officeooo:rsid="003bacff"/>
    </style:style>
    <style:style style:name="T12" style:family="text">
      <style:text-properties fo:color="#c9211e" officeooo:rsid="003e6593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officeooo:rsid="0017b72b"/>
    </style:style>
    <style:style style:name="T15" style:family="text">
      <style:text-properties style:use-window-font-color="true" officeooo:rsid="0019ee12"/>
    </style:style>
    <style:style style:name="T16" style:family="text">
      <style:text-properties style:use-window-font-color="true" officeooo:rsid="0011c83f"/>
    </style:style>
    <style:style style:name="T17" style:family="text">
      <style:text-properties style:use-window-font-color="true" officeooo:rsid="001a8fd6"/>
    </style:style>
    <style:style style:name="T18" style:family="text">
      <style:text-properties style:use-window-font-color="true" officeooo:rsid="00228a7c"/>
    </style:style>
    <style:style style:name="T19" style:family="text">
      <style:text-properties style:use-window-font-color="true" officeooo:rsid="002503db"/>
    </style:style>
    <style:style style:name="T20" style:family="text">
      <style:text-properties style:use-window-font-color="true" officeooo:rsid="0026af67"/>
    </style:style>
    <style:style style:name="T21" style:family="text">
      <style:text-properties style:use-window-font-color="true" officeooo:rsid="0029e475"/>
    </style:style>
    <style:style style:name="T22" style:family="text">
      <style:text-properties style:use-window-font-color="true" officeooo:rsid="002b2006"/>
    </style:style>
    <style:style style:name="T23" style:family="text">
      <style:text-properties style:use-window-font-color="true" officeooo:rsid="002efe3e"/>
    </style:style>
    <style:style style:name="T24" style:family="text">
      <style:text-properties style:use-window-font-color="true" officeooo:rsid="0031aca7"/>
    </style:style>
    <style:style style:name="T25" style:family="text">
      <style:text-properties style:use-window-font-color="true" officeooo:rsid="00327f8d"/>
    </style:style>
    <style:style style:name="T26" style:family="text">
      <style:text-properties style:use-window-font-color="true" officeooo:rsid="00345c79"/>
    </style:style>
    <style:style style:name="T27" style:family="text">
      <style:text-properties style:use-window-font-color="true" officeooo:rsid="0034ae44"/>
    </style:style>
    <style:style style:name="T28" style:family="text">
      <style:text-properties style:use-window-font-color="true" officeooo:rsid="0034e251"/>
    </style:style>
    <style:style style:name="T29" style:family="text">
      <style:text-properties style:use-window-font-color="true" officeooo:rsid="0036da9b"/>
    </style:style>
    <style:style style:name="T30" style:family="text">
      <style:text-properties style:use-window-font-color="true" officeooo:rsid="0039a524"/>
    </style:style>
    <style:style style:name="T31" style:family="text">
      <style:text-properties style:use-window-font-color="true" officeooo:rsid="003a496e"/>
    </style:style>
    <style:style style:name="T32" style:family="text">
      <style:text-properties officeooo:rsid="0017b72b"/>
    </style:style>
    <style:style style:name="T33" style:family="text">
      <style:text-properties officeooo:rsid="00228a7c"/>
    </style:style>
    <style:style style:name="T34" style:family="text">
      <style:text-properties officeooo:rsid="0029e475"/>
    </style:style>
    <style:style style:name="T35" style:family="text">
      <style:text-properties fo:color="#757575"/>
    </style:style>
    <style:style style:name="T36" style:family="text">
      <style:text-properties fo:color="#757575" officeooo:rsid="0011c83f"/>
    </style:style>
    <style:style style:name="T37" style:family="text">
      <style:text-properties fo:color="#757575" officeooo:rsid="0029e475"/>
    </style:style>
    <style:style style:name="T38" style:family="text">
      <style:text-properties fo:color="#757575" officeooo:rsid="0017b72b"/>
    </style:style>
    <style:style style:name="T39" style:family="text">
      <style:text-properties fo:color="#757575" officeooo:rsid="00302090"/>
    </style:style>
    <style:style style:name="T40" style:family="text">
      <style:text-properties fo:color="#757575" officeooo:rsid="003e6593"/>
    </style:style>
    <style:style style:name="T41" style:family="text">
      <style:text-properties fo:color="#757575" officeooo:rsid="0045ba12"/>
    </style:style>
    <style:style style:name="T42" style:family="text">
      <style:text-properties officeooo:rsid="00327f8d"/>
    </style:style>
    <style:style style:name="T43" style:family="text">
      <style:text-properties fo:color="#2e7d32"/>
    </style:style>
    <style:style style:name="T44" style:family="text">
      <style:text-properties fo:color="#2e7d32" officeooo:rsid="00327f8d"/>
    </style:style>
    <style:style style:name="T45" style:family="text">
      <style:text-properties fo:color="#2e7d32" officeooo:rsid="0032c809"/>
    </style:style>
    <style:style style:name="T46" style:family="text">
      <style:text-properties officeooo:rsid="0032c809"/>
    </style:style>
    <style:style style:name="T47" style:family="text">
      <style:text-properties officeooo:rsid="0034ae44"/>
    </style:style>
    <style:style style:name="T48" style:family="text">
      <style:text-properties officeooo:rsid="003a496e"/>
    </style:style>
    <style:style style:name="T49" style:family="text">
      <style:text-properties officeooo:rsid="003a55d7"/>
    </style:style>
    <style:style style:name="T50" style:family="text">
      <style:text-properties officeooo:rsid="003b5b09"/>
    </style:style>
    <style:style style:name="T51" style:family="text">
      <style:text-properties fo:color="#651fff"/>
    </style:style>
    <style:style style:name="T52" style:family="text">
      <style:text-properties fo:color="#651fff" officeooo:rsid="003e6593"/>
    </style:style>
    <style:style style:name="T53" style:family="text">
      <style:text-properties officeooo:rsid="003d532d"/>
    </style:style>
    <style:style style:name="T54" style:family="text">
      <style:text-properties officeooo:rsid="003e6593"/>
    </style:style>
    <style:style style:name="T55" style:family="text">
      <style:text-properties officeooo:rsid="0034e251"/>
    </style:style>
    <style:style style:name="T56" style:family="text">
      <style:text-properties officeooo:rsid="0045ba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//***********************************</text:p>
      <text:p text:style-name="P72"><text:span text:style-name="T32">//********</text:span><text:span text:style-name="T55">Programa Principal <text:s/>**********</text:span></text:p>
      <text:p text:style-name="P72">//***********************************</text:p>
      <text:p text:style-name="P17"><text:span text:style-name="T13">L: <text:s/></text:span>vetor <text:span text:style-name="T13">[0..5 ]</text:span></text:p>
      <text:p text:style-name="P17"><text:span text:style-name="T13">L[0] = </text:span>novo<text:span text:style-name="T13"> Lutador(“</text:span><text:span text:style-name="T29">Pretty Boy”, “França”, 31, 1.75, 68.9, 11, 3, 1)</text:span></text:p>
      <text:p text:style-name="P17"><text:span text:style-name="T13">L[1] = </text:span>novo<text:span text:style-name="T13"> Lutador(“</text:span><text:bookmark-start text:name="__DdeLink__770_3847366208"/><text:span text:style-name="T29">Putscript”, “Brasil”, 29, 1.68, 57.8, 14, 2, 3</text:span><text:bookmark-end text:name="__DdeLink__770_3847366208"/><text:span text:style-name="T29">)</text:span></text:p>
      <text:p text:style-name="P18"><text:bookmark-start text:name="__DdeLink__773_3847366208"/><text:span text:style-name="T13">L[2] = </text:span>novo<text:span text:style-name="T13"> Lutador(“</text:span><text:span text:style-name="T29">Snapshadow”, “EUA”, 35, 1.65, 80.9, 12, 2, 1)</text:span></text:p>
      <text:p text:style-name="P17"><text:span text:style-name="T13">L[3] = </text:span>novo<text:span text:style-name="T13"> Lutador(“</text:span><text:span text:style-name="T29">Dead Code”, “Austrália”, 28, 1.93, 81.6, 13, 0, 2)</text:span></text:p>
      <text:p text:style-name="P17"><text:bookmark-start text:name="__DdeLink__771_3533490488"/><text:span text:style-name="T13">L[4] = </text:span>novo<text:span text:style-name="T13"> Lutador (</text:span><text:bookmark-end text:name="__DdeLink__771_3533490488"/><text:span text:style-name="T13">“</text:span><text:span text:style-name="T29">Ufocobol”, “Brasil”, 37, 1.70, 119.3, 5, 4, 3)</text:span></text:p>
      <text:p text:style-name="P19"><text:span text:style-name="T28">L[5] = novo Lutador (“</text:span><text:span text:style-name="T29">Nerdaar</text:span><text:span text:style-name="T30">t</text:span><text:span text:style-name="T29">”, “EUA”, 30, 1.81, 105.7, 12, 2, 4)</text:span></text:p>
      <text:p text:style-name="P63">UEC01 = <text:span text:style-name="T1">novo</text:span> Luta( ) <text:span text:style-name="T35">//</text:span><text:span text:style-name="T41">Criou uma nova luta</text:span></text:p>
      <text:p text:style-name="P64"><text:bookmark-end text:name="__DdeLink__773_3847366208"/>UEC01.marcarLuta(L[0], L[1]) <text:span text:style-name="T35">//está marcando uma luta entre L1 e L2</text:span></text:p>
      <text:p text:style-name="P65">UEC01.lutar( ) <text:span text:style-name="T35">//fazendo a luta acontecer</text:span></text:p>
      <text:p text:style-name="P78">===============================================</text:p>
      <text:p text:style-name="P53"><text:span text:style-name="T1">classe </text:span><text:span text:style-name="T13"><text:s/></text:span><text:span text:style-name="T18">Lutador </text:span></text:p>
      <text:p text:style-name="P36">//<text:span text:style-name="T33">Atributos</text:span></text:p>
      <text:p text:style-name="P37"><text:span text:style-name="T1">privado</text:span> <text:span text:style-name="T13">nome:</text:span> <text:span text:style-name="T1">Caractere</text:span></text:p>
      <text:p text:style-name="P37"><text:span text:style-name="T1">privado </text:span><text:span text:style-name="T13">nacionalidade:</text:span><text:span text:style-name="T1"> Caractere</text:span></text:p>
      <text:p text:style-name="P38"><text:span text:style-name="T5">privado </text:span><text:span text:style-name="T19">idade:</text:span><text:span text:style-name="T5"> Inteiro</text:span></text:p>
      <text:p text:style-name="P38"><text:span text:style-name="T5">privado </text:span><text:span text:style-name="T19">altura:</text:span><text:span text:style-name="T5"> Real</text:span></text:p>
      <text:p text:style-name="P38"><text:span text:style-name="T5">privado </text:span><text:span text:style-name="T19">peso:</text:span><text:span text:style-name="T5"> Real</text:span></text:p>
      <text:p text:style-name="P38"><text:span text:style-name="T5">privado </text:span><text:span text:style-name="T19">categoria:</text:span><text:span text:style-name="T5"> Caractere</text:span></text:p>
      <text:p text:style-name="P38"><text:span text:style-name="T5">privado </text:span><text:span text:style-name="T19">vitorias:</text:span><text:span text:style-name="T5"> Inteiro</text:span></text:p>
      <text:p text:style-name="P38"><text:span text:style-name="T5">privado </text:span><text:span text:style-name="T19">derrotas:</text:span><text:span text:style-name="T5"> Inteiro</text:span></text:p>
      <text:p text:style-name="P38"><text:span text:style-name="T5">privado </text:span><text:span text:style-name="T19">empates:</text:span><text:span text:style-name="T5"> Inteiro</text:span></text:p>
      <text:p text:style-name="P29"/>
      <text:p text:style-name="P38"><text:span text:style-name="T36">//</text:span><text:span text:style-name="T37">Métodos Especiais</text:span></text:p>
      <text:p text:style-name="P38"><text:span text:style-name="T4">publico Metodo </text:span><text:span text:style-name="T21">construtor</text:span><text:span text:style-name="T16">(</text:span><text:span text:style-name="T22">no:Caractere, na:Caractere, id:Inteiro, al:Real, pe:Real, vi:inteiro, de:Inteiro, em:Inteiro</text:span><text:span text:style-name="T16">)</text:span></text:p>
      <text:p text:style-name="P51"><text:span text:style-name="T17">n</text:span><text:span text:style-name="T13">ome = no</text:span></text:p>
      <text:p text:style-name="P40">nacionalidade = na</text:p>
      <text:p text:style-name="P40">idade = id</text:p>
      <text:p text:style-name="P40">altura = al</text:p>
      <text:p text:style-name="P40">setPeso(pe)</text:p>
      <text:p text:style-name="P42">vitorias = vi</text:p>
      <text:p text:style-name="P42">derrotas = de</text:p>
      <text:p text:style-name="P42">empates = em</text:p>
      <text:p text:style-name="P33"><text:span text:style-name="T32">FimMetodo</text:span><text:span text:style-name="T34"> </text:span></text:p>
      <text:p text:style-name="P35"/>
      <text:p text:style-name="P55"><text:span text:style-name="T2">p</text:span><text:span text:style-name="T7">ublico</text:span><text:span text:style-name="T2"> Metodo</text:span><text:span text:style-name="T3"> </text:span><text:span text:style-name="T23">getNome</text:span><text:span text:style-name="T14">( )</text:span></text:p>
      <text:p text:style-name="P55"><text:span text:style-name="T2"><text:tab/></text:span><text:span text:style-name="T7">retorne </text:span><text:span text:style-name="T23">nome</text:span></text:p>
      <text:p text:style-name="P50"><text:span text:style-name="T32">FimMetodo</text:span> </text:p>
      <text:p text:style-name="P48"/>
      <text:p text:style-name="P55"><text:span text:style-name="T2">p</text:span><text:span text:style-name="T7">ublico</text:span><text:span text:style-name="T2"> Metodo</text:span><text:span text:style-name="T3"> </text:span><text:span text:style-name="T23">setNome</text:span><text:span text:style-name="T14">(</text:span><text:span text:style-name="T23">no: </text:span><text:span text:style-name="T7">Caractere</text:span><text:span text:style-name="T14">) </text:span><text:span text:style-name="T38">//</text:span><text:span text:style-name="T39">método modificador do atributo nome</text:span></text:p>
      <text:p text:style-name="P55"><text:span text:style-name="T2"><text:tab/></text:span><text:span text:style-name="T23">nome = no</text:span></text:p>
      <text:p text:style-name="P32">FimMetodo</text:p>
      <text:p text:style-name="P33"/>
      <text:p text:style-name="P55"><text:span text:style-name="T2">p</text:span><text:span text:style-name="T7">ublico</text:span><text:span text:style-name="T2"> Metodo</text:span><text:span text:style-name="T3"> </text:span><text:span text:style-name="T23">get</text:span><text:span text:style-name="T24">Peso</text:span><text:span text:style-name="T14">( )</text:span></text:p>
      <text:p text:style-name="P55"><text:span text:style-name="T2"><text:tab/></text:span><text:span text:style-name="T7">retorne </text:span><text:span text:style-name="T24">peso</text:span></text:p>
      <text:p text:style-name="P50"><text:span text:style-name="T32">FimMetodo</text:span> </text:p>
      <text:p text:style-name="P48"/>
      <text:p text:style-name="P55"><text:span text:style-name="T2">p</text:span><text:span text:style-name="T7">ublico</text:span><text:span text:style-name="T2"> Metodo</text:span><text:span text:style-name="T3"> </text:span><text:span text:style-name="T23">set</text:span><text:span text:style-name="T24">Peso</text:span><text:span text:style-name="T14">(</text:span><text:span text:style-name="T24">pe</text:span><text:span text:style-name="T23">: </text:span><text:span text:style-name="T7">Caractere</text:span><text:span text:style-name="T14">) </text:span></text:p>
      <text:p text:style-name="P55"><text:soft-page-break/><text:span text:style-name="T2"><text:tab/></text:span><text:span text:style-name="T24">peso = pe</text:span></text:p>
      <text:p text:style-name="P44"><text:tab/>setCategoria()</text:p>
      <text:p text:style-name="P32">FimMetodo</text:p>
      <text:p text:style-name="P55"><text:span text:style-name="T2">p</text:span><text:span text:style-name="T7">ublico</text:span><text:span text:style-name="T2"> Metodo</text:span><text:span text:style-name="T3"> </text:span><text:span text:style-name="T23">set</text:span><text:span text:style-name="T25">Categoria</text:span><text:span text:style-name="T14">(</text:span><text:span text:style-name="T7"> </text:span><text:span text:style-name="T14">) </text:span></text:p>
      <text:p text:style-name="P55"><text:span text:style-name="T2"><text:tab/></text:span><text:span text:style-name="T8">se </text:span><text:span text:style-name="T25">(peso &lt; </text:span><text:span text:style-name="T44">52.2</text:span><text:span text:style-name="T25">) </text:span><text:span text:style-name="T8">então</text:span></text:p>
      <text:p text:style-name="P55"><text:span text:style-name="T25"><text:tab/><text:tab/>categoria = </text:span><text:span text:style-name="T44">“Inválido”</text:span></text:p>
      <text:p text:style-name="P54"><text:span text:style-name="T13"><text:tab/></text:span><text:span text:style-name="T1">senão se</text:span><text:span text:style-name="T13"> (peso &lt;= </text:span><text:span text:style-name="T43">70.3</text:span><text:span text:style-name="T13">) </text:span><text:span text:style-name="T1">então</text:span></text:p>
      <text:p text:style-name="P54"><text:span text:style-name="T13"><text:tab/><text:tab/>categoria = </text:span><text:span text:style-name="T43">“Leve”</text:span></text:p>
      <text:p text:style-name="P54"><text:span text:style-name="T13"><text:tab/></text:span><text:span text:style-name="T1">senão se</text:span><text:span text:style-name="T13"> (peso &lt;= </text:span><text:span text:style-name="T43">83.9</text:span><text:span text:style-name="T13">) </text:span><text:span text:style-name="T1">então</text:span></text:p>
      <text:p text:style-name="P54"><text:span text:style-name="T13"><text:tab/><text:tab/>categoria = </text:span><text:span text:style-name="T43">“Médio”</text:span></text:p>
      <text:p text:style-name="P55"><text:span text:style-name="T25"><text:tab/></text:span><text:span text:style-name="T8">senão se</text:span><text:span text:style-name="T25"> (peso &lt;= </text:span><text:span text:style-name="T45">120.2</text:span><text:span text:style-name="T25">) </text:span><text:span text:style-name="T8">então</text:span></text:p>
      <text:p text:style-name="P55"><text:span text:style-name="T25"><text:tab/><text:tab/>categoria = </text:span><text:span text:style-name="T44">“</text:span><text:span text:style-name="T45">Pesado</text:span><text:span text:style-name="T44">”<text:tab/></text:span></text:p>
      <text:p text:style-name="P52"><text:span text:style-name="T42"><text:tab/></text:span><text:span text:style-name="T46">fim se</text:span></text:p>
      <text:p text:style-name="P48">FimMetodo</text:p>
      <text:p text:style-name="P38"><text:span text:style-name="T4">publico Metodo </text:span><text:span text:style-name="T15">a</text:span><text:span text:style-name="T20">presentar</text:span><text:span text:style-name="T16">( )</text:span><text:span text:style-name="T27"><text:tab/></text:span></text:p>
      <text:p text:style-name="P38"><text:span text:style-name="T27"><text:tab/></text:span><text:span text:style-name="T9">Escreva</text:span><text:span text:style-name="T27"> (“Empatou “, getEmpates( ))</text:span></text:p>
      <text:p text:style-name="P33"><text:tab/><text:span text:style-name="T47">Escreva</text:span><text:span text:style-name="T27"> (“Lutador: “, getNome( ))</text:span></text:p>
      <text:p text:style-name="P38"><text:span text:style-name="T27"><text:tab/></text:span><text:span text:style-name="T9">Escreva</text:span><text:span text:style-name="T27"> (“Origem: “, getNacionalidade( ))</text:span></text:p>
      <text:p text:style-name="P38"><text:span text:style-name="T3"><text:tab/></text:span><text:span text:style-name="T9">Escreva</text:span><text:span text:style-name="T27"> (getIdade( ), “anos”)</text:span></text:p>
      <text:p text:style-name="P38"><text:span text:style-name="T9"><text:tab/>Escreva</text:span><text:span text:style-name="T27"> (getAltura( ), “ m de altura”)</text:span></text:p>
      <text:p text:style-name="P38"><text:span text:style-name="T9"><text:tab/>Escreva</text:span><text:span text:style-name="T27"> (“Pesando: “, getPeso( ))</text:span></text:p>
      <text:p text:style-name="P38"><text:span text:style-name="T27"><text:tab/></text:span><text:span text:style-name="T9">Escreva</text:span><text:span text:style-name="T27"> (“Ganhou: “, getVitorias( ))</text:span></text:p>
      <text:p text:style-name="P38"><text:span text:style-name="T27"><text:tab/></text:span><text:span text:style-name="T9">Escreva</text:span><text:span text:style-name="T27"> (“Perdeu: “, getDerrotas( ))</text:span></text:p>
      <text:p text:style-name="P50"><text:span text:style-name="T32"><text:s/>FimMetodo</text:span> </text:p>
      <text:p text:style-name="P50"><text:tab/></text:p>
      <text:p text:style-name="P74"><text:span text:style-name="T4">publico Metodo </text:span><text:span text:style-name="T20">status</text:span><text:span text:style-name="T16">( )</text:span></text:p>
      <text:p text:style-name="P55"><text:span text:style-name="T2"><text:s text:c="2"/><text:tab/></text:span><text:span text:style-name="T9">Escreva</text:span><text:span text:style-name="T27"> (getNome( ))</text:span></text:p>
      <text:p text:style-name="P55"><text:span text:style-name="T2"><text:s text:c="2"/><text:tab/></text:span><text:span text:style-name="T9">Escreva</text:span><text:span text:style-name="T27"> (“é um peso “ , getCategoria( ))</text:span></text:p>
      <text:p text:style-name="P55"><text:span text:style-name="T2"><text:s text:c="2"/><text:tab/></text:span><text:span text:style-name="T9">Escreva</text:span><text:span text:style-name="T27"> (getVitorias( ), “vitórias”)</text:span></text:p>
      <text:p text:style-name="P55"><text:span text:style-name="T2"><text:s text:c="2"/><text:tab/></text:span><text:span text:style-name="T9">Escreva</text:span><text:span text:style-name="T27"> (getDerrotas( ), “derrotas”)</text:span></text:p>
      <text:p text:style-name="P55"><text:span text:style-name="T2"><text:s text:c="2"/><text:tab/></text:span><text:span text:style-name="T9">Escreva</text:span><text:span text:style-name="T27"> (getEmpates( ), “empates”)</text:span></text:p>
      <text:p text:style-name="P50"><text:span text:style-name="T32"><text:s text:c="2"/>FimMetodo</text:span> </text:p>
      <text:p text:style-name="P50"/>
      <text:p text:style-name="P74"><text:span text:style-name="T4">publico Metodo </text:span><text:span text:style-name="T20">ganharLuta</text:span><text:span text:style-name="T16">( )</text:span></text:p>
      <text:p text:style-name="P50"><text:span text:style-name="T32"><text:s text:c="2"/><text:tab/></text:span><text:span text:style-name="T26">setVitorias(getVitorias( ) +1)</text:span></text:p>
      <text:p text:style-name="P50"><text:span text:style-name="T32"><text:s text:c="2"/>FimMetodo</text:span> </text:p>
      <text:p text:style-name="P50"/>
      <text:p text:style-name="P74"><text:span text:style-name="T4">publico Metodo</text:span><text:span text:style-name="T6"> </text:span><text:span text:style-name="T20">perderLuta()</text:span></text:p>
      <text:p text:style-name="P55"><text:span text:style-name="T2"><text:s text:c="2"/><text:tab/></text:span><text:span text:style-name="T26">setDerrotas(getDerrotas( ) +1)</text:span></text:p>
      <text:p text:style-name="P50"><text:span text:style-name="T32"><text:s text:c="2"/>FimMetodo</text:span> </text:p>
      <text:p text:style-name="P50"/>
      <text:p text:style-name="P74"><text:span text:style-name="T4">publico Metodo </text:span><text:span text:style-name="T20">empatarLuta</text:span><text:span text:style-name="T16">( )</text:span></text:p>
      <text:p text:style-name="P55"><text:span text:style-name="T2"><text:s text:c="2"/><text:tab/></text:span><text:span text:style-name="T26">setEmpates(getEmpates( ) +1)</text:span></text:p>
      <text:p text:style-name="P50"><text:span text:style-name="T32"><text:s text:c="2"/>FimMetodo</text:span> </text:p>
      <text:p text:style-name="P50"/>
      <text:p text:style-name="P69">====================================</text:p>
      <text:p text:style-name="P66"><text:span text:style-name="T10">classe</text:span><text:span text:style-name="T31"> Luta</text:span></text:p>
      <text:p text:style-name="P57">//Atributos</text:p>
      <text:p text:style-name="P57"><text:span text:style-name="T1">privado</text:span> desafiado : <text:span text:style-name="T1">Lutador </text:span>(uma instância=objeto = tipo abstrato)</text:p>
      <text:p text:style-name="P57"><text:span text:style-name="T1">privado</text:span> desafiante : <text:span text:style-name="T1">Lutador</text:span></text:p>
      <text:p text:style-name="P57"><text:span text:style-name="T1">privado</text:span> rounds : inteiro</text:p>
      <text:p text:style-name="P57"><text:span text:style-name="T1">privado</text:span> aprovada : Lógico</text:p>
      <text:p text:style-name="P71"><text:soft-page-break/>//<text:span text:style-name="T49">Métodos</text:span></text:p>
      <text:p text:style-name="P58">publico metodo marcarLuta( )</text:p>
      <text:p text:style-name="P58"/>
      <text:p text:style-name="P58">fim metodo</text:p>
      <text:p text:style-name="P58">publico metodo lutar( )</text:p>
      <text:p text:style-name="P58"/>
      <text:p text:style-name="P58">fim metodo</text:p>
      <text:p text:style-name="P57">//<text:span text:style-name="T49">Métodos Especiais</text:span></text:p>
      <text:p text:style-name="P58"><text:span text:style-name="T1">publico metodo </text:span>setDesafiado(dd: Lutador)</text:p>
      <text:p text:style-name="P58"><text:tab/>desafiado = dd</text:p>
      <text:p text:style-name="P67">fim metodo</text:p>
      <text:p text:style-name="P58"/>
      <text:p text:style-name="P58"><text:span text:style-name="T1">publico metodo</text:span> getDesafiado( )</text:p>
      <text:p text:style-name="P58"><text:tab/>retorna desafiado</text:p>
      <text:p text:style-name="P67">fim metodo</text:p>
      <text:p text:style-name="P70"/>
      <text:p text:style-name="P70">//<text:span text:style-name="T50">Métodos Principais</text:span></text:p>
      <text:p text:style-name="P70"/>
      <text:p text:style-name="P70">/*<text:span text:style-name="T50">Regras da Luta</text:span></text:p>
      <text:p text:style-name="P70">- <text:span text:style-name="T50">Só pode ser marcada entre lutadores da mesma categoria</text:span></text:p>
      <text:p text:style-name="P70">- <text:span text:style-name="T50">Desafiado e desafiante devem ser lutadores diferentes</text:span></text:p>
      <text:p text:style-name="P70">- <text:span text:style-name="T50">Só pode acontecer se ela estiver aprovada</text:span></text:p>
      <text:p text:style-name="P70">- <text:span text:style-name="T50">Só pode ter como resultado a vitória de um lutador ou empate</text:span></text:p>
      <text:p text:style-name="P70">*/</text:p>
      <text:p text:style-name="P59"><text:span text:style-name="T1"/></text:p>
      <text:p text:style-name="P59"><text:span text:style-name="T1">publico metodo </text:span>marcarLuta(l1,l2: Lutador)</text:p>
      <text:p text:style-name="P59"><text:tab/><text:span text:style-name="T1">se</text:span> (l1.<text:span text:style-name="T51">getCategoria( )</text:span> = l2.<text:span text:style-name="T51">getCategoria( )</text:span>)</text:p>
      <text:p text:style-name="P59"><text:tab/><text:span text:style-name="T1">e</text:span> (l1 &lt;&gt; l2) <text:span text:style-name="T1">então</text:span></text:p>
      <text:p text:style-name="P59"><text:tab/><text:tab/>aprovada = <text:span text:style-name="T1">verdadeiro</text:span></text:p>
      <text:p text:style-name="P59"><text:tab/><text:tab/>desafiado = l1</text:p>
      <text:p text:style-name="P59"><text:tab/><text:tab/>desafiante = l2</text:p>
      <text:p text:style-name="P59"><text:tab/><text:span text:style-name="T1">senão</text:span></text:p>
      <text:p text:style-name="P59"><text:tab/><text:tab/>aprovada =<text:span text:style-name="T1"> falso</text:span></text:p>
      <text:p text:style-name="P59"><text:tab/><text:tab/>desafiado = <text:span text:style-name="T1">nulo</text:span></text:p>
      <text:p text:style-name="P59"><text:tab/><text:tab/>desafiante = <text:span text:style-name="T1">nulo</text:span></text:p>
      <text:p text:style-name="P59"><text:span text:style-name="T1"><text:tab/></text:span><text:span text:style-name="T11">fim se</text:span></text:p>
      <text:p text:style-name="P61"><text:span text:style-name="T11">f</text:span><text:span text:style-name="T1">im metodo</text:span></text:p>
      <text:p text:style-name="P75"/>
      <text:p text:style-name="P59"/>
      <text:p text:style-name="P60"><text:span text:style-name="T1">publico metodo</text:span> <text:span text:style-name="T53">lutar( )</text:span></text:p>
      <text:p text:style-name="P61"><text:span text:style-name="T1">se</text:span> (aprovada)</text:p>
      <text:p text:style-name="P61"><text:tab/><text:span text:style-name="T54">desafiado.</text:span><text:span text:style-name="T52">apresentar( )</text:span></text:p>
      <text:p text:style-name="P61"><text:tab/><text:span text:style-name="T54">desafiante.</text:span><text:span text:style-name="T52">apresentar( )</text:span></text:p>
      <text:p text:style-name="P61"><text:tab/><text:span text:style-name="T54">vencedor = </text:span><text:span text:style-name="T12">aleatório</text:span><text:span text:style-name="T54">(0..2)</text:span></text:p>
      <text:p text:style-name="P61"><text:span text:style-name="T12"><text:s text:c="4"/>escolha </text:span><text:span text:style-name="T54">(vencedor)</text:span></text:p>
      <text:p text:style-name="P61"><text:tab/><text:span text:style-name="T12">caso</text:span><text:span text:style-name="T54"> 0:</text:span><text:span text:style-name="T40"> //Empate</text:span></text:p>
      <text:p text:style-name="P61"><text:tab/><text:tab/><text:span text:style-name="T12">Escreva </text:span><text:span text:style-name="T54">(“Luta Empatou!”)</text:span></text:p>
      <text:p text:style-name="P62"><text:tab/><text:tab/>desafiado.<text:span text:style-name="T51">empatarLuta( )</text:span></text:p>
      <text:p text:style-name="P62"><text:tab/><text:tab/>desafiante.<text:span text:style-name="T51">empatarLuta( )</text:span></text:p>
      <text:p text:style-name="P61"><text:tab/><text:span text:style-name="T12">caso</text:span><text:span text:style-name="T54"> 1: </text:span><text:span text:style-name="T40">//Ganhou Desafiado</text:span></text:p>
      <text:p text:style-name="P61"><text:tab/><text:tab/><text:span text:style-name="T12">Escreva</text:span><text:span text:style-name="T54">(desafiado.getNome( ))</text:span></text:p>
      <text:p text:style-name="P61"><text:tab/><text:tab/><text:span text:style-name="T54">desafiado.</text:span><text:span text:style-name="T52">ganharLuta( )</text:span></text:p>
      <text:p text:style-name="P62"><text:soft-page-break/><text:tab/><text:tab/>desafiante.<text:span text:style-name="T51">perderLuta( )</text:span></text:p>
      <text:p text:style-name="P76"><text:span text:style-name="T12"><text:tab/>caso</text:span><text:span text:style-name="T54"> 2: </text:span><text:span text:style-name="T40">//GanhouDesafiante</text:span></text:p>
      <text:p text:style-name="P61"><text:tab/><text:tab/><text:span text:style-name="T12">Escreva</text:span><text:span text:style-name="T54"> (desafiante.</text:span><text:span text:style-name="T52">getNome( )</text:span><text:span text:style-name="T54">)</text:span></text:p>
      <text:p text:style-name="P61"><text:tab/><text:tab/><text:span text:style-name="T54">desafiante.</text:span><text:span text:style-name="T52">ganharLuta( )</text:span></text:p>
      <text:p text:style-name="P61"><text:tab/><text:tab/><text:span text:style-name="T54">desafiado.</text:span><text:span text:style-name="T52">perderLuta( )</text:span></text:p>
      <text:p text:style-name="P68"><text:s text:c="2"/><text:span text:style-name="T54">fim escolha</text:span></text:p>
      <text:p text:style-name="P61"/>
      <text:p text:style-name="P68">senão</text:p>
      <text:p text:style-name="P61"><text:tab/><text:span text:style-name="T1">Escreva</text:span>(“Luta não pode acontecer”)</text:p>
      <text:p text:style-name="P68">fim se</text:p>
      <text:p text:style-name="P77">fim metodo</text:p>
      <text:p text:style-name="P77"/>
      <text:p text:style-name="P77"><text:span text:style-name="T48">FimClass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2T18:43:31.472185189</meta:creation-date>
    <meta:generator>LibreOffice/6.4.6.2$Linux_X86_64 LibreOffice_project/40$Build-2</meta:generator>
    <dc:date>2020-12-23T15:49:06.695415547</dc:date>
    <meta:editing-duration>PT8H30M24S</meta:editing-duration>
    <meta:editing-cycles>51</meta:editing-cycles>
    <meta:document-statistic meta:table-count="0" meta:image-count="0" meta:object-count="0" meta:page-count="4" meta:paragraph-count="149" meta:word-count="542" meta:character-count="3945" meta:non-whitespace-character-count="3426"/>
  </office:meta>
</office:document-meta>
</file>